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55cm" fo:min-width="6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6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28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9" style:family="graphic" style:parent-style-name="standard">
      <style:graphic-properties draw:stroke="none" draw:fill-color="#ffffa6" draw:textarea-horizontal-align="justify" draw:textarea-vertical-align="middle" draw:auto-grow-height="false" fo:min-height="1.917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24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2.533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20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5983b0"/>
      <style:paragraph-properties fo:text-align="center"/>
      <style:text-properties fo:language="fr" fo:country="FR"/>
    </style:style>
    <style:style style:name="P27" style:family="paragraph">
      <loext:graphic-properties draw:fill-color="#ff4000"/>
      <style:paragraph-properties fo:text-align="center"/>
      <style:text-properties fo:language="fr" fo:country="FR"/>
    </style:style>
    <style:style style:name="P28" style:family="paragraph">
      <loext:graphic-properties draw:fill-color="#ffaa95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-color="#ff5429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7" style:family="paragraph">
      <loext:graphic-properties draw:fill-color="#3465a4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0" style:family="paragraph">
      <loext:graphic-properties draw:fill-color="#ff3838"/>
      <style:paragraph-properties fo:text-align="center"/>
      <style:text-properties fo:language="fr" fo:country="FR"/>
    </style:style>
    <style:style style:name="P41" style:family="paragraph">
      <loext:graphic-properties draw:fill-color="#ffffa6"/>
      <style:paragraph-properties fo:text-align="center"/>
      <style:text-properties fo:language="fr" fo:country="FR"/>
    </style:style>
    <style:style style:name="P42" style:family="paragraph">
      <style:text-properties fo:font-size="13.3999996185303pt"/>
    </style:style>
    <style:style style:name="P43" style:family="paragraph">
      <style:text-properties fo:font-size="21.2000007629395pt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destiné pour le e-commerce</text:span></text:p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2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tensible grâce à un système de plugins</text:span></text:p>
                <text:list>
                  <text:list-item>
                    <text:p text:style-name="P24"><text:span text:style-name="T6">Propose des plugins payants et gratuits</text:span></text:p>
                  </text:list-item>
                </text:list>
              </text:list-item>
              <text:list-item>
                <text:p text:style-name="P25"><text:span text:style-name="T6">Personnalisable</text:span></text:p>
                <text:list>
                  <text:list-item>
                    <text:p text:style-name="P1"><text:span text:style-name="T6">Possibilité de télécharger des thèmes ou d’en créer</text:span></text:p>
                  </text:list-item>
                </text:list>
              </text:list-item>
              <text:list-item>
                <text:p text:style-name="P1"><text:span text:style-name="T6">WooCommerce est son principal concurrent</text:span></text:p>
                <text:list>
                  <text:list-item>
                    <text:p text:style-name="P1"><text:span text:style-name="T6">Plugin pour WordPress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3" draw:text-style-name="P17" draw:layer="layout" svg:width="27.353cm" svg:height="2.524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/text:p>
          </draw:text-box>
        </draw:frame>
        <draw:custom-shape draw:style-name="gr14" draw:text-style-name="P26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4" draw:text-style-name="P2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la clientèle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Gestion de rôle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5" draw:text-style-name="P29" draw:layer="layout" svg:width="27.007cm" svg:height="2.533cm" svg:x="1.393cm" svg:y="0.627cm" presentation:class="title" presentation:user-transformed="true">
          <draw:text-box>
            <text:p text:style-name="P1"><text:span text:style-name="T13">Fonctionnalités techniques – Liste non exhaustive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  <text:list-item>
                <text:p text:style-name="P1"><text:span text:style-name="T6">Gestion multilangues</text:span></text:p>
              </text:list-item>
            </text:list>
          </draw:text-box>
        </draw:frame>
        <draw:custom-shape draw:style-name="gr17" draw:text-style-name="P30" draw:layer="layout" svg:width="0.913cm" svg:height="6.687cm" draw:transform="rotate (-1.5707963267949) translate (28.88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7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  <text:list-item>
                    <text:p text:style-name="P1"><text:span text:style-name="T6">V du modèle MVC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umentat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 - MVC</text:span></text:p>
          </draw:text-box>
        </draw:frame>
        <draw:custom-shape draw:style-name="gr16" draw:text-style-name="P28" draw:layer="layout" svg:width="0.913cm" svg:height="6.687cm" draw:transform="rotate (-1.5707963267949) translate (28.88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draw:custom-shape draw:style-name="gr19" draw:text-style-name="P31" draw:layer="layout" svg:width="7cm" svg:height="2.8cm" svg:x="10.8cm" svg:y="2.2cm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6.4cm" svg:height="1.195cm" svg:x="11cm" svg:y="3cm">
          <draw:text-box>
            <text:p text:style-name="P16"><text:span text:style-name="T14">Contrôleur</text:span></text:p>
          </draw:text-box>
        </draw:frame>
        <draw:custom-shape draw:style-name="gr19" draw:text-style-name="P31" draw:layer="layout" svg:width="7cm" svg:height="2.8cm" svg:x="2cm" svg:y="7.2cm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6.4cm" svg:height="1.195cm" svg:x="2.2cm" svg:y="8cm">
          <draw:text-box>
            <text:p text:style-name="P16"><text:span text:style-name="T14">Vue</text:span></text:p>
          </draw:text-box>
        </draw:frame>
        <draw:custom-shape draw:style-name="gr19" draw:text-style-name="P31" draw:layer="layout" svg:width="7cm" svg:height="2.8cm" svg:x="20cm" svg:y="7.2cm">
          <text:p/>
          <draw:enhanced-geometry svg:viewBox="0 0 21600 21600" draw:type="rectangle" draw:enhanced-path="M 0 0 L 21600 0 21600 21600 0 21600 0 0 Z N"/>
        </draw:custom-shape>
        <draw:frame draw:style-name="gr21" draw:text-style-name="P32" draw:layer="layout" svg:width="6.4cm" svg:height="2.139cm" svg:x="20.3cm" svg:y="7.5cm">
          <draw:text-box>
            <text:p text:style-name="P16"><text:span text:style-name="T14">Modèle</text:span></text:p>
            <text:p text:style-name="P16"><text:span text:style-name="T14">(Données)</text:span></text:p>
          </draw:text-box>
        </draw:frame>
        <draw:line draw:style-name="gr22" draw:text-style-name="P33" draw:layer="layout" svg:x1="7.6cm" svg:y1="6.6cm" svg:x2="10.2cm" svg:y2="4.8cm">
          <text:p/>
        </draw:line>
        <draw:line draw:style-name="gr22" draw:text-style-name="P33" draw:layer="layout" svg:x1="10.6cm" svg:y1="5.2cm" svg:x2="8cm" svg:y2="7cm">
          <text:p/>
        </draw:line>
        <draw:line draw:style-name="gr22" draw:text-style-name="P33" draw:layer="layout" svg:x1="20.6cm" svg:y1="6.6cm" svg:x2="18cm" svg:y2="4.8cm">
          <text:p/>
        </draw:line>
        <draw:line draw:style-name="gr22" draw:text-style-name="P33" draw:layer="layout" svg:x1="17.6cm" svg:y1="5.2cm" svg:x2="20.2cm" svg:y2="7cm">
          <text:p/>
        </draw:line>
        <draw:frame draw:style-name="gr23" draw:text-style-name="P34" draw:layer="layout" svg:width="7cm" svg:height="3.095cm" svg:x="2cm" svg:y="10.4cm">
          <draw:text-box>
            <text:p>Interface visuelle. L’utilisateur interagit avec. <text:span text:style-name="T15">Smarty gère cette partie.</text:span></text:p>
          </draw:text-box>
        </draw:frame>
        <draw:frame draw:style-name="gr24" draw:text-style-name="P34" draw:layer="layout" svg:width="7cm" svg:height="2.384cm" svg:x="10.8cm" svg:y="5.4cm">
          <draw:text-box>
            <text:p>Communique avec la vue et les données.</text:p>
          </draw:text-box>
        </draw:frame>
        <draw:frame draw:style-name="gr24" draw:text-style-name="P34" draw:layer="layout" svg:width="7cm" svg:height="2.384cm" svg:x="20cm" svg:y="10.4cm">
          <draw:text-box>
            <text:p>Gère les données (base de données, fichiers…).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8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Permet de fusionner plusieurs fichiers .tpl en un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5" draw:text-style-name="P35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16">Pratiquons ! - Découvrons Smarty</text:span></text:p>
          </draw:text-box>
        </draw:frame>
        <draw:custom-shape draw:style-name="gr2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9" draw:layer="layout" svg:width="26.06cm" svg:height="9.904cm" svg:x="1.37cm" svg:y="2.2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smarty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5" draw:text-style-name="P35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1)</text:span></text:p>
          </draw:text-box>
        </draw:frame>
        <draw:custom-shape draw:style-name="gr2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9" draw:layer="layout" svg:width="26.06cm" svg:height="9.904cm" svg:x="1.37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estashop</text:span></text:p>
          </draw:text-box>
        </draw:frame>
        <draw:frame presentation:style-name="pr2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sonnalisation visuelle poussée</text:span></text:p>
                <text:list>
                  <text:list-item>
                    <text:p text:style-name="P1"><text:span text:style-name="T6">Possibilité de télécharger des thèmes (gratuits ou payants) ou d’en créer</text:span></text:p>
                  </text:list-item>
                  <text:list-item>
                    <text:p text:style-name="P1"><text:span text:style-name="T6">Possibilité de hériter d’un thème existant</text:span></text:p>
                    <text:list>
                      <text:list-item>
                        <text:p text:style-name="P1"><text:span text:style-name="T6">Thème enf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40" draw:layer="layout" svg:width="0.913cm" svg:height="6.687cm" draw:transform="rotate (-1.5707963267949) translate (5.087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Thème enfant</text:span></text:p>
          </draw:text-box>
        </draw:frame>
        <draw:frame presentation:style-name="pr23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personnaliser un thème existant</text:span></text:p>
                <text:list>
                  <text:list-item>
                    <text:p text:style-name="P1"><text:span text:style-name="T9">But de la SAE 401</text:span></text:p>
                  </text:list-item>
                </text:list>
              </text:list-item>
              <text:list-item>
                <text:p text:style-name="P1"><text:span text:style-name="T6">Garde modification en cas de mise à jour du thème parent</text:span></text:p>
              </text:list-item>
              <text:list-item>
                <text:p text:style-name="P1"><text:span text:style-name="T6">Use des fonctions {extends} et {block} de Smarty pour remplacer le thème parent</text:span></text:p>
              </text:list-item>
            </text:list>
          </draw:text-box>
        </draw:frame>
        <draw:custom-shape draw:style-name="gr28" draw:text-style-name="P19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35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2 et 3)</text:span></text:p>
          </draw:text-box>
        </draw:frame>
        <draw:custom-shape draw:style-name="gr2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9" draw:layer="layout" svg:width="26.06cm" svg:height="9.904cm" svg:x="1.37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Modules</text:span></text:p>
          </draw:text-box>
        </draw:frame>
        <draw:frame presentation:style-name="pr2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Équivalent des plugins sous WordPress</text:span></text:p>
              </text:list-item>
              <text:list-item>
                <text:p text:style-name="P25"><text:span text:style-name="T6">Accessibles via le Marketplace</text:span></text:p>
              </text:list-item>
              <text:list-item>
                <text:p text:style-name="P25"><text:span text:style-name="T6">Peuvent être gratuits ou payants</text:span></text:p>
              </text:list-item>
              <text:list-item>
                <text:p text:style-name="P25"><text:span text:style-name="T6">Possibilité de créer ses propres modules</text:span></text:p>
              </text:list-item>
            </text:list>
          </draw:text-box>
        </draw:frame>
        <draw:custom-shape draw:style-name="gr29" draw:text-style-name="P41" draw:layer="layout" svg:width="0.913cm" svg:height="6.687cm" draw:transform="rotate (-1.5707963267949) translate (29.19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 text:style-name="P42"><text:span text:style-name="T7">Source(s) :</text:span></text:p>
            <text:list text:style-name="L1">
              <text:list-item>
                <text:p text:style-name="P42"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3"><text:span text:style-name="T11"/></text:p>
              <text:p text:style-name="P43"><text:span text:style-name="T11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35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4)</text:span></text:p>
          </draw:text-box>
        </draw:frame>
        <draw:custom-shape draw:style-name="gr26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9" draw:layer="layout" svg:width="26.06cm" svg:height="9.904cm" svg:x="1.37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27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3-21T20:34:41.710000000</dc:date>
    <meta:editing-duration>P22DT5H54M7S</meta:editing-duration>
    <meta:editing-cycles>1056</meta:editing-cycles>
    <meta:generator>LibreOffice/7.2.7.2$Windows_X86_64 LibreOffice_project/8d71d29d553c0f7dcbfa38fbfda25ee34cce99a2</meta:generator>
    <meta:document-statistic meta:object-count="157"/>
  </office:meta>
</office:document-meta>
</file>